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9.722cm" svg:y="68.702cm">
            <draw:object draw:notify-on-update-of-ranges="Sheet1.A7:Sheet1.A7 Sheet1.A8:Sheet1.A183 Sheet1.B7:Sheet1.B7 Sheet1.B8:Sheet1.B18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ntensity vs position of the detector" draw:style-name="gr1" svg:width="15.999cm" svg:height="8.999cm" svg:x="9.64cm" svg:y="87.182cm">
            <draw:object draw:notify-on-update-of-ranges="Sheet1.A188:Sheet1.A189 Sheet1.A190:Sheet1.A330 Sheet1.B188:Sheet1.B189 Sheet1.B190:Sheet1.B3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Group 7</text:p>
          </table:table-cell>
          <table:table-cell/>
        </table:table-row>
        <table:table-row table:style-name="ro1">
          <table:table-cell office:value-type="string">
            <text:p>Lab 3</text:p>
          </table:table-cell>
          <table:table-cell/>
        </table:table-row>
        <table:table-row table:style-name="ro1">
          <table:table-cell office:value-type="string">
            <text:p>Ashwin Kumar</text:p>
          </table:table-cell>
          <table:table-cell/>
        </table:table-row>
        <table:table-row table:style-name="ro1">
          <table:table-cell office:value-type="string">
            <text:p>Rahul Saxe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For Single slit</text:p>
          </table:table-cell>
          <table:table-cell office:value-type="string">
            <text:p>(slit size 0.2)</text:p>
          </table:table-cell>
        </table:table-row>
        <table:table-row table:style-name="ro1">
          <table:table-cell office:value-type="string">
            <text:p>Position of the photodetector (in mm)</text:p>
          </table:table-cell>
          <table:table-cell office:value-type="string">
            <text:p>Intensity (in V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029">
            <text:p>0.0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029">
            <text:p>0.029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024">
            <text:p>0.024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027">
            <text:p>0.027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39">
            <text:p>0.039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038">
            <text:p>0.038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038">
            <text:p>0.038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0.042">
            <text:p>0.042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0.054">
            <text:p>0.0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5">
            <text:p>0.065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058">
            <text:p>0.058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0.082">
            <text:p>0.0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83">
            <text:p>0.083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0.078">
            <text:p>0.078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0.081">
            <text:p>0.081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0.089">
            <text:p>0.089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0.085">
            <text:p>0.0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83">
            <text:p>0.083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0.088">
            <text:p>0.088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0.082">
            <text:p>0.082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0.078">
            <text:p>0.078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69">
            <text:p>0.069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0.066">
            <text:p>0.066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0.063">
            <text:p>0.063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0.053">
            <text:p>0.053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0.047">
            <text:p>0.0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48">
            <text:p>0.048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046">
            <text:p>0.046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044">
            <text:p>0.044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0.045">
            <text:p>0.045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0.055">
            <text:p>0.0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0.064">
            <text:p>0.064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0.062">
            <text:p>0.062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0.073">
            <text:p>0.073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0.095">
            <text:p>0.0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0.102">
            <text:p>0.102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0.108">
            <text:p>0.108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0.122">
            <text:p>0.122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10.6">
            <text:p>10.6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1.2">
            <text:p>11.2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1.4">
            <text:p>11.4</text:p>
          </table:table-cell>
          <table:table-cell office:value-type="float" office:value="0.113">
            <text:p>0.113</text:p>
          </table:table-cell>
        </table:table-row>
        <table:table-row table:style-name="ro1">
          <table:table-cell office:value-type="float" office:value="11.6">
            <text:p>11.6</text:p>
          </table:table-cell>
          <table:table-cell office:value-type="float" office:value="0.109">
            <text:p>0.109</text:p>
          </table:table-cell>
        </table:table-row>
        <table:table-row table:style-name="ro1">
          <table:table-cell office:value-type="float" office:value="11.8">
            <text:p>11.8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01">
            <text:p>0.101</text:p>
          </table:table-cell>
        </table:table-row>
        <table:table-row table:style-name="ro1">
          <table:table-cell office:value-type="float" office:value="12.2">
            <text:p>12.2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12.4">
            <text:p>12.4</text:p>
          </table:table-cell>
          <table:table-cell office:value-type="float" office:value="0.095">
            <text:p>0.095</text:p>
          </table:table-cell>
        </table:table-row>
        <table:table-row table:style-name="ro1">
          <table:table-cell office:value-type="float" office:value="12.6">
            <text:p>12.6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2.8">
            <text:p>12.8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37">
            <text:p>0.137</text:p>
          </table:table-cell>
        </table:table-row>
        <table:table-row table:style-name="ro1">
          <table:table-cell office:value-type="float" office:value="13.2">
            <text:p>13.2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13.4">
            <text:p>13.4</text:p>
          </table:table-cell>
          <table:table-cell office:value-type="float" office:value="0.131">
            <text:p>0.131</text:p>
          </table:table-cell>
        </table:table-row>
        <table:table-row table:style-name="ro1">
          <table:table-cell office:value-type="float" office:value="13.6">
            <text:p>13.6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13.8">
            <text:p>13.8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14.2">
            <text:p>14.2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14.4">
            <text:p>14.4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14.6">
            <text:p>14.6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float" office:value="14.8">
            <text:p>14.8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15.2">
            <text:p>15.2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15.4">
            <text:p>15.4</text:p>
          </table:table-cell>
          <table:table-cell office:value-type="float" office:value="0.394">
            <text:p>0.394</text:p>
          </table:table-cell>
        </table:table-row>
        <table:table-row table:style-name="ro1">
          <table:table-cell office:value-type="float" office:value="15.6">
            <text:p>15.6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15.8">
            <text:p>15.8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16.2">
            <text:p>16.2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16.4">
            <text:p>16.4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16.6">
            <text:p>16.6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16.8">
            <text:p>16.8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17.2">
            <text:p>17.2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17.4">
            <text:p>17.4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17.6">
            <text:p>17.6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17.8">
            <text:p>17.8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18.2">
            <text:p>18.2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8.4">
            <text:p>18.4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8.6">
            <text:p>18.6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8.8">
            <text:p>18.8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float" office:value="19.2">
            <text:p>19.2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19.4">
            <text:p>19.4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19.6">
            <text:p>19.6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19.8">
            <text:p>19.8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20.2">
            <text:p>20.2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20.4">
            <text:p>20.4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20.6">
            <text:p>20.6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float" office:value="20.8">
            <text:p>20.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float" office:value="21.2">
            <text:p>21.2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1.4">
            <text:p>21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.6">
            <text:p>21.6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1.8">
            <text:p>21.8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.7">
            <text:p>5.7</text:p>
          </table:table-cell>
        </table:table-row>
        <table:table-row table:style-name="ro1">
          <table:table-cell office:value-type="float" office:value="22.2">
            <text:p>22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.4">
            <text:p>22.4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float" office:value="22.6">
            <text:p>22.6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float" office:value="22.8">
            <text:p>22.8</text:p>
          </table:table-cell>
          <table:table-cell office:value-type="float" office:value="7.25">
            <text:p>7.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3.2">
            <text:p>23.2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float" office:value="23.4">
            <text:p>23.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3.6">
            <text:p>23.6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23.8">
            <text:p>23.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.2">
            <text:p>10.2</text:p>
          </table:table-cell>
        </table:table-row>
        <table:table-row table:style-name="ro1">
          <table:table-cell office:value-type="float" office:value="24.2">
            <text:p>24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4.4">
            <text:p>24.4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24.6">
            <text:p>24.6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24.8">
            <text:p>24.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 office:value-type="float" office:value="25.2">
            <text:p>25.2</text:p>
          </table:table-cell>
          <table:table-cell office:value-type="float" office:value="8.9">
            <text:p>8.9</text:p>
          </table:table-cell>
        </table:table-row>
        <table:table-row table:style-name="ro1">
          <table:table-cell office:value-type="float" office:value="25.4">
            <text:p>25.4</text:p>
          </table:table-cell>
          <table:table-cell office:value-type="float" office:value="8.6">
            <text:p>8.6</text:p>
          </table:table-cell>
        </table:table-row>
        <table:table-row table:style-name="ro1">
          <table:table-cell office:value-type="float" office:value="25.6">
            <text:p>25.6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25.8">
            <text:p>25.8</text:p>
          </table:table-cell>
          <table:table-cell office:value-type="float" office:value="7.15">
            <text:p>7.1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 office:value-type="float" office:value="26.2">
            <text:p>26.2</text:p>
          </table:table-cell>
          <table:table-cell office:value-type="float" office:value="6.1">
            <text:p>6.1</text:p>
          </table:table-cell>
        </table:table-row>
        <table:table-row table:style-name="ro1">
          <table:table-cell office:value-type="float" office:value="26.4">
            <text:p>26.4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 office:value-type="float" office:value="26.6">
            <text:p>26.6</text:p>
          </table:table-cell>
          <table:table-cell office:value-type="float" office:value="5.3">
            <text:p>5.3</text:p>
          </table:table-cell>
        </table:table-row>
        <table:table-row table:style-name="ro1">
          <table:table-cell office:value-type="float" office:value="26.8">
            <text:p>26.8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float" office:value="27.2">
            <text:p>27.2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float" office:value="27.4">
            <text:p>27.4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float" office:value="27.6">
            <text:p>27.6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float" office:value="27.8">
            <text:p>27.8</text:p>
          </table:table-cell>
          <table:table-cell office:value-type="float" office:value="1.79">
            <text:p>1.7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49">
            <text:p>1.49</text:p>
          </table:table-cell>
        </table:table-row>
        <table:table-row table:style-name="ro1">
          <table:table-cell office:value-type="float" office:value="28.2">
            <text:p>28.2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28.4">
            <text:p>28.4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28.6">
            <text:p>28.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.8">
            <text:p>28.8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29.2">
            <text:p>29.2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29.4">
            <text:p>29.4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29.6">
            <text:p>29.6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29.8">
            <text:p>29.8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30.2">
            <text:p>30.2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30.4">
            <text:p>30.4</text:p>
          </table:table-cell>
          <table:table-cell office:value-type="float" office:value="0.025">
            <text:p>0.025</text:p>
          </table:table-cell>
        </table:table-row>
        <table:table-row table:style-name="ro1">
          <table:table-cell office:value-type="float" office:value="30.6">
            <text:p>30.6</text:p>
          </table:table-cell>
          <table:table-cell office:value-type="float" office:value="0.056">
            <text:p>0.056</text:p>
          </table:table-cell>
        </table:table-row>
        <table:table-row table:style-name="ro1">
          <table:table-cell office:value-type="float" office:value="30.8">
            <text:p>30.8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1.2">
            <text:p>31.2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31.4">
            <text:p>31.4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31.6">
            <text:p>31.6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31.8">
            <text:p>31.8</text:p>
          </table:table-cell>
          <table:table-cell office:value-type="float" office:value="0.254">
            <text:p>0.25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float" office:value="32.2">
            <text:p>32.2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32.4">
            <text:p>32.4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32.6">
            <text:p>32.6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32.8">
            <text:p>32.8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33.2">
            <text:p>33.2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33.4">
            <text:p>33.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33.6">
            <text:p>33.6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33.8">
            <text:p>33.8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34.2">
            <text:p>34.2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34.4">
            <text:p>34.4</text:p>
          </table:table-cell>
          <table:table-cell office:value-type="float" office:value="0.112">
            <text:p>0.112</text:p>
          </table:table-cell>
        </table:table-row>
        <table:table-row table:style-name="ro1">
          <table:table-cell office:value-type="float" office:value="34.6">
            <text:p>34.6</text:p>
          </table:table-cell>
          <table:table-cell office:value-type="float" office:value="0.101">
            <text:p>0.101</text:p>
          </table:table-cell>
        </table:table-row>
        <table:table-row table:style-name="ro1">
          <table:table-cell office:value-type="float" office:value="34.8">
            <text:p>34.8</text:p>
          </table:table-cell>
          <table:table-cell office:value-type="float" office:value="0.063">
            <text:p>0.06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45">
            <text:p>0.045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For double slit</text:p>
          </table:table-cell>
          <table:table-cell office:value-type="string">
            <text:p>()</text:p>
          </table:table-cell>
        </table:table-row>
        <table:table-row table:style-name="ro1">
          <table:table-cell office:value-type="string">
            <text:p>Position of the photodetector (in mm)</text:p>
          </table:table-cell>
          <table:table-cell office:value-type="string">
            <text:p>Intensity (in mV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7.6">
            <text:p>17.6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table:style-name="ce1" office:value-type="float" office:value="102">
            <text:p>102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10.6">
            <text:p>10.6</text:p>
          </table:table-cell>
          <table:table-cell office:value-type="float" office:value="2680">
            <text:p>2680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11.2">
            <text:p>11.2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11.4">
            <text:p>11.4</text:p>
          </table:table-cell>
          <table:table-cell office:value-type="float" office:value="1450">
            <text:p>1450</text:p>
          </table:table-cell>
        </table:table-row>
        <table:table-row table:style-name="ro1">
          <table:table-cell office:value-type="float" office:value="11.6">
            <text:p>11.6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11.8">
            <text:p>11.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12.2">
            <text:p>12.2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2.4">
            <text:p>12.4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12.6">
            <text:p>12.6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float" office:value="12.8">
            <text:p>12.8</text:p>
          </table:table-cell>
          <table:table-cell office:value-type="float" office:value="2940">
            <text:p>29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float" office:value="13.2">
            <text:p>13.2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float" office:value="13.4">
            <text:p>13.4</text:p>
          </table:table-cell>
          <table:table-cell office:value-type="float" office:value="2870">
            <text:p>2870</text:p>
          </table:table-cell>
        </table:table-row>
        <table:table-row table:style-name="ro1">
          <table:table-cell office:value-type="float" office:value="13.6">
            <text:p>13.6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float" office:value="13.8">
            <text:p>13.8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14.2">
            <text:p>14.2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14.4">
            <text:p>14.4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float" office:value="14.6">
            <text:p>14.6</text:p>
          </table:table-cell>
          <table:table-cell office:value-type="float" office:value="1830">
            <text:p>1830</text:p>
          </table:table-cell>
        </table:table-row>
        <table:table-row table:style-name="ro1">
          <table:table-cell office:value-type="float" office:value="14.8">
            <text:p>14.8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30">
            <text:p>2730</text:p>
          </table:table-cell>
        </table:table-row>
        <table:table-row table:style-name="ro1">
          <table:table-cell office:value-type="float" office:value="15.2">
            <text:p>15.2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15.4">
            <text:p>15.4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float" office:value="15.6">
            <text:p>15.6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15.8">
            <text:p>15.8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16.2">
            <text:p>16.2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16.4">
            <text:p>16.4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16.6">
            <text:p>16.6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16.8">
            <text:p>16.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7.2">
            <text:p>17.2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17.4">
            <text:p>17.4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7.6">
            <text:p>17.6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17.8">
            <text:p>17.8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18.2">
            <text:p>18.2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8.4">
            <text:p>18.4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18.6">
            <text:p>18.6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18.8">
            <text:p>18.8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19.2">
            <text:p>19.2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9.4">
            <text:p>19.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.6">
            <text:p>19.6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19.8">
            <text:p>19.8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20.2">
            <text:p>20.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20.4">
            <text:p>20.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.6">
            <text:p>20.6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20.8">
            <text:p>20.8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21.2">
            <text:p>21.2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21.4">
            <text:p>21.4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21.6">
            <text:p>21.6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21.8">
            <text:p>21.8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22.2">
            <text:p>22.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2.4">
            <text:p>22.4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2.6">
            <text:p>22.6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2.8">
            <text:p>22.8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3.2">
            <text:p>23.2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3.4">
            <text:p>23.4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3.6">
            <text:p>23.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23.8">
            <text:p>23.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4.2">
            <text:p>24.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4.4">
            <text:p>24.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.6">
            <text:p>24.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4.8">
            <text:p>24.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5.2">
            <text:p>25.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5.4">
            <text:p>25.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5.6">
            <text:p>25.6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5.8">
            <text:p>25.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6.2">
            <text:p>26.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6.4">
            <text:p>26.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6.6">
            <text:p>26.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6.8">
            <text:p>26.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7.2">
            <text:p>27.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7.4">
            <text:p>27.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7.6">
            <text:p>27.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7.8">
            <text:p>27.8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</table:table-row>
        <table:table-row table:style-name="ro1" table:number-rows-repeated="104824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4:20:26</meta:creation-date>
    <dc:date>2018-08-23T16:47:52</dc:date>
    <meta:editing-duration>PT2H25M19S</meta:editing-duration>
    <meta:editing-cycles>7</meta:editing-cycles>
    <meta:generator>LibreOffice/3.5$Linux_X86_64 LibreOffice_project/350m1$Build-2</meta:generator>
    <meta:document-statistic meta:table-count="3" meta:cell-count="6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4.201cm" style:legend-expansion="high" chart:style-name="ch2"/>
        <chart:plot-area chart:style-name="ch3" table:cell-range-address="Sheet1.A7:Sheet1.B183" chart:data-source-has-labels="row" svg:x="1.675cm" svg:y="0.563cm" svg:width="10.996cm" svg:height="7.544cm">
          <chartooo:coordinate-region svg:x="2.296cm" svg:y="0.762cm" svg:width="10.189cm" svg:height="6.698cm"/>
          <chart:axis chart:dimension="x" chart:name="primary-x" chart:style-name="ch4">
            <chart:title svg:x="5.74cm" svg:y="8.287cm" chart:style-name="ch5">
              <text:p>Position of detector</text:p>
            </chart:title>
          </chart:axis>
          <chart:axis chart:dimension="y" chart:name="primary-y" chart:style-name="ch4">
            <chart:title svg:x="0.795cm" svg:y="4.988cm" chart:style-name="ch6">
              <text:p>Intensity</text:p>
            </chart:title>
            <chart:grid chart:style-name="ch7" chart:class="major"/>
          </chart:axis>
          <chart:series chart:style-name="ch8" chart:values-cell-range-address="Sheet1.B8:Sheet1.B183" chart:label-cell-address="Sheet1.B7:Sheet1.B7" chart:class="chart:scatter">
            <chart:domain table:cell-range-address="Sheet1.A8:Sheet1.A183"/>
            <chart:data-point chart:repeated="1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nsity (in V)</text:p>
                <draw:g>
                  <svg:desc>Sheet1.B7:Sheet1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8:Sheet1.A183</svg:desc>
                </draw:g>
              </table:table-cell>
              <table:table-cell office:value-type="float" office:value="0.024">
                <text:p>0.024</text:p>
                <draw:g>
                  <svg:desc>Sheet1.B8:Sheet1.B1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">
                <text:p>5.4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">
                <text:p>6.2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">
                <text:p>6.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">
                <text:p>7.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">
                <text:p>7.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">
                <text:p>8.4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">
                <text:p>8.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">
                <text:p>9.2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">
                <text:p>9.4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">
                <text:p>9.6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">
                <text:p>9.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">
                <text:p>10.2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">
                <text:p>10.4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">
                <text:p>10.6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">
                <text:p>10.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">
                <text:p>11.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">
                <text:p>11.6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">
                <text:p>11.8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">
                <text:p>12.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">
                <text:p>12.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">
                <text:p>12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">
                <text:p>12.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">
                <text:p>13.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">
                <text:p>13.4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">
                <text:p>13.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">
                <text:p>13.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">
                <text:p>14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">
                <text:p>14.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">
                <text:p>14.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">
                <text:p>14.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">
                <text:p>15.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">
                <text:p>15.4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">
                <text:p>15.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">
                <text:p>15.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">
                <text:p>16.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">
                <text:p>16.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">
                <text:p>17.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">
                <text:p>17.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">
                <text:p>17.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">
                <text:p>17.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">
                <text:p>18.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">
                <text:p>18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">
                <text:p>18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">
                <text:p>18.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">
                <text:p>19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">
                <text:p>19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">
                <text:p>19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">
                <text:p>19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">
                <text:p>20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">
                <text:p>20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">
                <text:p>20.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">
                <text:p>20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">
                <text:p>21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">
                <text:p>21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">
                <text:p>21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">
                <text:p>21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">
                <text:p>22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">
                <text:p>22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">
                <text:p>22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">
                <text:p>22.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2">
                <text:p>23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4">
                <text:p>23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6">
                <text:p>23.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8">
                <text:p>23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">
                <text:p>2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2">
                <text:p>24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4">
                <text:p>24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6">
                <text:p>24.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8">
                <text:p>24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2">
                <text:p>25.2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4">
                <text:p>25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6">
                <text:p>25.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8">
                <text:p>25.8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">
                <text:p>2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2">
                <text:p>26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4">
                <text:p>26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6">
                <text:p>26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8">
                <text:p>26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">
                <text:p>2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2">
                <text:p>27.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4">
                <text:p>27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6">
                <text:p>2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8">
                <text:p>27.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">
                <text:p>28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2">
                <text:p>28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4">
                <text:p>28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6">
                <text:p>28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8">
                <text:p>28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">
                <text:p>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2">
                <text:p>29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6">
                <text:p>29.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8">
                <text:p>29.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">
                <text:p>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2">
                <text:p>30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4">
                <text:p>30.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6">
                <text:p>30.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.8">
                <text:p>30.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">
                <text:p>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2">
                <text:p>31.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4">
                <text:p>31.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6">
                <text:p>31.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8">
                <text:p>31.8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">
                <text:p>3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2">
                <text:p>32.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4">
                <text:p>32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6">
                <text:p>32.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.8">
                <text:p>32.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">
                <text:p>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2">
                <text:p>33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4">
                <text:p>33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6">
                <text:p>33.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.8">
                <text:p>33.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">
                <text:p>3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2">
                <text:p>34.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4">
                <text:p>34.4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6">
                <text:p>34.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.8">
                <text:p>34.8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">
                <text:p>35</text:p>
              </table:table-cell>
              <table:table-cell office:value-type="float" office:value="0.045">
                <text:p>0.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4.201cm" style:legend-expansion="high" chart:style-name="ch2"/>
        <chart:plot-area chart:style-name="ch3" table:cell-range-address="Sheet1.A188:Sheet1.B330" chart:data-source-has-labels="row" svg:x="1.331cm" svg:y="0.855cm" svg:width="9.827cm" svg:height="6.984cm">
          <chartooo:coordinate-region svg:x="2.323cm" svg:y="1.054cm" svg:width="8.648cm" svg:height="6.138cm"/>
          <chart:axis chart:dimension="x" chart:name="primary-x" chart:style-name="ch4">
            <chart:title svg:x="4.811cm" svg:y="8.019cm" chart:style-name="ch5">
              <text:p>Position of detector</text:p>
            </chart:title>
          </chart:axis>
          <chart:axis chart:dimension="y" chart:name="primary-y" chart:style-name="ch4">
            <chart:title svg:x="0.451cm" svg:y="5cm" chart:style-name="ch6">
              <text:p>Intensity</text:p>
            </chart:title>
            <chart:grid chart:style-name="ch7" chart:class="major"/>
          </chart:axis>
          <chart:series chart:style-name="ch8" chart:values-cell-range-address="Sheet1.B190:Sheet1.B330" chart:label-cell-address="Sheet1.B188:Sheet1.B189" chart:class="chart:scatter">
            <chart:domain table:cell-range-address="Sheet1.A190:Sheet1.A330"/>
            <chart:data-point chart:repeated="1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) Intensity (in mV)</text:p>
                <text:list>
                  <text:list-item>
                    <text:p>()</text:p>
                  </text:list-item>
                  <text:list-item>
                    <text:p>Intensity (in mV)</text:p>
                  </text:list-item>
                </text:list>
                <draw:g>
                  <svg:desc>Sheet1.B188:Sheet1.B1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90:Sheet1.A330</svg:desc>
                </draw:g>
              </table:table-cell>
              <table:table-cell office:value-type="float" office:value="21">
                <text:p>21</text:p>
                <draw:g>
                  <svg:desc>Sheet1.B190:Sheet1.B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">
                <text:p>5.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">
                <text:p>6.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">
                <text:p>6.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">
                <text:p>7.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">
                <text:p>7.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">
                <text:p>8.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">
                <text:p>8.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">
                <text:p>9.2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">
                <text:p>9.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">
                <text:p>9.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">
                <text:p>9.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">
                <text:p>10.2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">
                <text:p>10.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">
                <text:p>10.6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">
                <text:p>10.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">
                <text:p>11.2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">
                <text:p>11.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">
                <text:p>11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">
                <text:p>12.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">
                <text:p>12.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">
                <text:p>12.6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">
                <text:p>12.8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">
                <text:p>13.2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">
                <text:p>13.4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">
                <text:p>13.6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">
                <text:p>13.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">
                <text:p>14.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">
                <text:p>14.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">
                <text:p>14.6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">
                <text:p>14.8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">
                <text:p>15.2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">
                <text:p>15.4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">
                <text:p>15.6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">
                <text:p>15.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">
                <text:p>16.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">
                <text:p>16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">
                <text:p>17.2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">
                <text:p>17.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">
                <text:p>17.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">
                <text:p>17.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">
                <text:p>18.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">
                <text:p>18.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">
                <text:p>18.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">
                <text:p>18.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">
                <text:p>19.2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">
                <text:p>19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">
                <text:p>19.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">
                <text:p>19.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">
                <text:p>20.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">
                <text:p>20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">
                <text:p>20.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">
                <text:p>20.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">
                <text:p>21.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">
                <text:p>21.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">
                <text:p>21.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">
                <text:p>21.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">
                <text:p>22.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">
                <text:p>22.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">
                <text:p>22.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">
                <text:p>22.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">
                <text:p>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2">
                <text:p>23.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4">
                <text:p>23.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6">
                <text:p>23.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8">
                <text:p>23.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">
                <text:p>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2">
                <text:p>24.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4">
                <text:p>24.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6">
                <text:p>24.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8">
                <text:p>24.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2">
                <text:p>25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4">
                <text:p>25.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6">
                <text:p>25.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8">
                <text:p>25.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">
                <text:p>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2">
                <text:p>26.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4">
                <text:p>26.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6">
                <text:p>26.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8">
                <text:p>26.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2">
                <text:p>27.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4">
                <text:p>27.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6">
                <text:p>27.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8">
                <text:p>27.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